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leTermPositions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leTermPositions.nex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TermPositions.getPayload( byte [ ] data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PositionsQueue.lessThan( Object a , Objec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Queue.s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TermPositions.read( int [ ] arg0 , int [ ]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TermPositions.seek( Term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TermPositions.isPayload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Queue.grow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rmPositionsQueue.pee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TermPositions.MultipleTermPositions( IndexReader indexReader , Term [ ] ter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pleTermPositions.getPayload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PositionsQueue.TermPositionsQueue( List termPosi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pleTermPositions.nex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tQueue.add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pleTermPositions.seek( TermEnum termE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TermPositions.fre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Queue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TermPositions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Queu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leTermPositions.skipTo( int targ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Queue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